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" manifest:full-path="Pictures/TablePreview2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left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4.54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81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6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313cm"/>
    </style:style>
    <style:style style:name="gr12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14" style:family="graphic" style:parent-style-name="objectwithoutfill">
      <style:graphic-properties draw:marker-start="Circle" draw:marker-start-width="0.508cm" draw:marker-end="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fill-color="#ccff00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04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5.878cm"/>
    </style:style>
    <style:style style:name="pr7" style:family="presentation" style:parent-style-name="Default-outline1">
      <style:graphic-properties fo:min-height="14.575cm"/>
    </style:style>
    <style:style style:name="pr8" style:family="presentation" style:parent-style-name="Default-outline1">
      <style:graphic-properties fo:min-height="13.859cm"/>
    </style:style>
    <style:style style:name="pr9" style:family="presentation" style:parent-style-name="Default-outline1">
      <style:graphic-properties draw:auto-grow-height="true" fo:min-height="13.859cm"/>
    </style:style>
    <style:style style:name="pr10" style:family="presentation" style:parent-style-name="Default-outline1">
      <style:graphic-properties fo:min-height="6.61cm"/>
    </style:style>
    <style:style style:name="pr11" style:family="presentation" style:parent-style-name="Default-outline1">
      <style:graphic-properties draw:auto-grow-height="true" fo:min-height="6.61cm"/>
    </style:style>
    <style:style style:name="co1" style:family="table-column">
      <style:table-column-properties style:column-width="1.408cm" style:use-optimal-column-width="false"/>
    </style:style>
    <style:style style:name="co2" style:family="table-column">
      <style:table-column-properties style:column-width="1.273cm" style:use-optimal-column-width="false"/>
    </style:style>
    <style:style style:name="co3" style:family="table-column">
      <style:table-column-properties style:column-width="1.169cm" style:use-optimal-column-width="false"/>
    </style:style>
    <style:style style:name="co4" style:family="table-column">
      <style:table-column-properties style:column-width="1.376cm" style:use-optimal-column-width="false"/>
    </style:style>
    <style:style style:name="co5" style:family="table-column">
      <style:table-column-properties style:column-width="1.238cm" style:use-optimal-column-width="false"/>
    </style:style>
    <style:style style:name="co6" style:family="table-column">
      <style:table-column-properties style:column-width="1.523cm" style:use-optimal-column-width="false"/>
    </style:style>
    <style:style style:name="co7" style:family="table-column">
      <style:table-column-properties style:column-width="1.373cm" style:use-optimal-column-width="false"/>
    </style:style>
    <style:style style:name="co8" style:family="table-column">
      <style:table-column-properties style:column-width="1.023cm" style:use-optimal-column-width="false"/>
    </style:style>
    <style:style style:name="co9" style:family="table-column">
      <style:table-column-properties style:column-width="1.572cm" style:use-optimal-column-width="false"/>
    </style:style>
    <style:style style:name="co10" style:family="table-column">
      <style:table-column-properties style:column-width="1.622cm" style:use-optimal-column-width="false"/>
    </style:style>
    <style:style style:name="co11" style:family="table-column">
      <style:table-column-properties style:column-width="1.623cm" style:use-optimal-column-width="false"/>
    </style:style>
    <style:style style:name="co12" style:family="table-column">
      <style:table-column-properties style:column-width="1.248cm" style:use-optimal-column-width="false"/>
    </style:style>
    <style:style style:name="co13" style:family="table-column">
      <style:table-column-properties style:column-width="1.772cm" style:use-optimal-column-width="false"/>
    </style:style>
    <style:style style:name="ro1" style:family="table-row">
      <style:table-row-properties style:row-height="0.65cm"/>
    </style:style>
    <style:style style:name="ro2" style:family="table-row">
      <style:table-row-properties style:row-height="1.039cm"/>
    </style:style>
    <style:style style:name="ro3" style:family="table-row">
      <style:table-row-properties style:row-height="0.973cm"/>
    </style:style>
    <style:style style:name="ro4" style:family="table-row">
      <style:table-row-properties style:row-height="0.6cm"/>
    </style:style>
    <style:style style:name="ce1" style:family="table-cell">
      <style:graphic-properties style:repeat="repeat"/>
      <style:paragraph-properties fo:text-align="center"/>
      <style:text-properties fo:font-size="10pt" style:font-size-asian="10pt" style:font-size-complex="10pt"/>
    </style:style>
    <style:style style:name="ce2" style:family="table-cell">
      <style:graphic-properties style:repeat="repeat" draw:textarea-vertical-align="middle"/>
      <style:paragraph-properties fo:text-align="center"/>
      <style:text-properties fo:font-size="10pt" style:font-size-asian="10pt" style:font-size-complex="10pt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sign</text:p>
          </draw:text-box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Browser Overview</text:p>
          </draw:text-box>
        </draw:frame>
        <draw:custom-shape draw:style-name="gr2" draw:text-style-name="P2" draw:layer="layout" svg:width="17.907cm" svg:height="9.398cm" svg:x="4.716cm" svg:y="5.209cm">
          <text:p text:style-name="P2">Table N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081cm" svg:y1="17.655cm" svg:x2="22.877cm" svg:y2="17.655cm">
          <text:p/>
        </draw:line>
        <draw:custom-shape draw:style-name="gr4" draw:text-style-name="P2" draw:layer="layout" svg:width="9.144cm" svg:height="4.191cm" svg:x="8.272cm" svg:y="10.035cm">
          <text:p text:style-name="P2">Match </text:p>
          <text:p text:style-name="P2">Stor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318cm" svg:height="2.159cm" svg:x="11.828cm" svg:y="11.246cm">
          <text:p text:style-name="P2">Hand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318cm" svg:height="2.159cm" svg:x="11.574cm" svg:y="11.5cm">
          <text:p text:style-name="P2">Hand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318cm" svg:height="1.905cm" svg:x="5.765cm" svg:y="6.521cm">
          <text:p text:style-name="P2">View Duplic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.318cm" svg:height="1.905cm" svg:x="11.447cm" svg:y="6.479cm">
          <text:p text:style-name="P2">View 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.318cm" svg:height="1.905cm" svg:x="17.416cm" svg:y="6.606cm">
          <text:p text:style-name="P2">View Ha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0.381cm" svg:height="6.191cm" svg:x="14.876cm" svg:y="13.718cm">
          <text:p/>
          <draw:enhanced-geometry svg:viewBox="0 0 21600 21600" draw:text-areas="?f0 ?f7 ?f2 21600" draw:type="up-arrow" draw:modifiers="2279.89646246764 3505.7591623036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layer="layout" svg:width="5.044cm" svg:height="1.675cm" svg:x="15.038cm" svg:y="17.739cm">
          <draw:text-box>
            <text:p>Websocket</text:p>
            <text:p>SubscribeMatch</text:p>
          </draw:text-box>
        </draw:frame>
        <draw:line draw:style-name="gr8" draw:text-style-name="P2" draw:layer="layout" svg:x1="12.971cm" svg:y1="13.718cm" svg:x2="12.971cm" svg:y2="20.163cm">
          <text:p/>
        </draw:line>
        <draw:frame draw:style-name="gr9" draw:text-style-name="P3" draw:layer="layout" svg:width="3.317cm" svg:height="1.675cm" svg:x="9.727cm" svg:y="15.51cm">
          <draw:text-box>
            <text:p text:style-name="P3">HTTP</text:p>
            <text:p text:style-name="P3">Add Hand</text:p>
          </draw:text-box>
        </draw:frame>
        <draw:frame draw:style-name="gr10" draw:layer="layout" svg:width="2.369cm" svg:height="0.963cm" svg:x="4.335cm" svg:y="17.69cm">
          <draw:text-box>
            <text:p>Server</text:p>
          </draw:text-box>
        </draw:frame>
        <draw:frame draw:style-name="gr11" draw:layer="layout" svg:width="2.813cm" svg:height="0.963cm" svg:x="4.289cm" svg:y="16.793cm">
          <draw:text-box>
            <text:p>Browser</text:p>
          </draw:text-box>
        </draw:frame>
        <draw:line draw:style-name="gr12" draw:text-style-name="P2" draw:layer="layout" svg:x1="13.841cm" svg:y1="11.305cm" svg:x2="18.54cm" svg:y2="8.511cm">
          <text:p/>
        </draw:line>
        <draw:line draw:style-name="gr12" draw:text-style-name="P2" draw:layer="layout" svg:x1="13.841cm" svg:y1="11.306cm" svg:x2="13.841cm" svg:y2="8.384cm">
          <text:p/>
        </draw:line>
        <draw:line draw:style-name="gr12" draw:text-style-name="P2" draw:layer="layout" svg:x1="13.841cm" svg:y1="11.307cm" svg:x2="8.761cm" svg:y2="8.384cm">
          <text:p/>
        </draw:line>
        <draw:custom-shape draw:style-name="gr13" draw:text-style-name="P2" draw:layer="layout" svg:width="3.81cm" svg:height="2.286cm" svg:x="18.288cm" svg:y="11.43cm">
          <text:p text:style-name="P2">Flux Dispatch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Match Store</text:p>
          </draw:text-box>
        </draw:frame>
        <draw:frame presentation:style-name="pr6" draw:layer="layout" svg:width="12.296cm" svg:height="15.878cm" svg:x="1.4cm" svg:y="4.914cm" presentation:class="outline" presentation:user-transformed="true">
          <draw:text-box>
            <text:list text:style-name="L2">
              <text:list-item>
                <text:p>Cache of the state on the server</text:p>
              </text:list-item>
              <text:list-item>
                <text:p>Hand</text:p>
                <text:list>
                  <text:list-item>
                    <text:p>Just the contract stuff</text:p>
                  </text:list-item>
                </text:list>
              </text:list-item>
              <text:list-item>
                <text:p>DuplicateHand → Hand</text:p>
                <text:list>
                  <text:list-item>
                    <text:p>Adds teams</text:p>
                  </text:list-item>
                </text:list>
              </text:list-item>
              <text:list-item>
                <text:p>MatchDuplicate</text:p>
                <text:list>
                  <text:list-item>
                    <text:p>DuplicateHand organized by table,board</text:p>
                  </text:list-item>
                </text:list>
              </text:list-item>
            </text:list>
          </draw:text-box>
        </draw:frame>
        <draw:frame presentation:style-name="pr7" draw:layer="layout" svg:width="12.296cm" svg:height="14.575cm" svg:x="14.311cm" svg:y="4.914cm" presentation:class="outline" presentation:user-transformed="true">
          <draw:text-box>
            <text:list text:style-name="L2">
              <text:list-item>
                <text:p>Actions</text:p>
                <text:list>
                  <text:list-item>
                    <text:p>Set players</text:p>
                  </text:list-item>
                  <text:list-item>
                    <text:p>Set hand</text:p>
                  </text:list-item>
                </text:list>
              </text:list-item>
              <text:list-item>
                <text:p>Events</text:p>
                <text:list>
                  <text:list-item>
                    <text:p>PlayerChange</text:p>
                  </text:list-item>
                  <text:list-item>
                    <text:p>HandChange(table,board)</text:p>
                  </text:list-item>
                </text:list>
              </text:list-item>
              <text:list-item>
                <text:p>Listener interface on</text:p>
                <text:list>
                  <text:list-item>
                    <text:p>Hand, board, everyth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Views</text:p>
          </draw:text-box>
        </draw:frame>
        <draw:frame presentation:style-name="pr8" draw:layer="layout" svg:width="13.84cm" svg:height="13.859cm" svg:x="1.4cm" svg:y="4.914cm" presentation:class="outline" presentation:user-transformed="true">
          <draw:text-box>
            <text:list text:style-name="L2">
              <text:list-item>
                <text:p>ComponentDidMount registers with MatchStore for events</text:p>
              </text:list-item>
              <text:list-item>
                <text:p>ComponentWillUnmount unregisters with MatchStore for events</text:p>
              </text:list-item>
            </text:list>
          </draw:text-box>
        </draw:frame>
        <draw:frame presentation:style-name="pr8" draw:layer="layout" svg:width="12.296cm" svg:height="13.859cm" svg:x="14.311cm" svg:y="4.914cm" presentation:class="outline">
          <draw:text-box>
            <text:list text:style-name="L2">
              <text:list-item>
                <text:p>Backend</text:p>
                <text:list>
                  <text:list-item>
                    <text:p>onChange() method for MatchStore events</text:p>
                    <text:list>
                      <text:list-item>
                        <text:p>Updates state from MatchStore dat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Server Overview</text:p>
          </draw:text-box>
        </draw:frame>
        <draw:custom-shape draw:style-name="gr5" draw:text-style-name="P2" draw:layer="layout" svg:width="4.191cm" svg:height="3.048cm" svg:x="11.401cm" svg:y="17.264cm">
          <text:p text:style-name="P2">Match Stor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2" draw:layer="layout" svg:width="4.191cm" svg:height="2.413cm" svg:x="11.401cm" svg:y="14.108cm">
          <text:p text:style-name="P2">Matches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191cm" svg:height="2.413cm" svg:x="9.398cm" svg:y="10.463cm">
          <text:p text:style-name="P2">Client Connection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781cm" svg:y1="7.955cm" svg:x2="22.577cm" svg:y2="7.955cm">
          <text:p/>
        </draw:line>
        <draw:custom-shape draw:style-name="gr6" draw:text-style-name="P2" draw:layer="layout" svg:width="0.381cm" svg:height="6.396cm" svg:x="14.576cm" svg:y="4.018cm">
          <text:p/>
          <draw:enhanced-geometry svg:viewBox="0 0 21600 21600" draw:text-areas="?f0 ?f7 ?f2 21600" draw:type="up-arrow" draw:modifiers="2279.89646246764 3505.7591623036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layer="layout" svg:width="5.044cm" svg:height="1.675cm" svg:x="14.738cm" svg:y="8.039cm">
          <draw:text-box>
            <text:p>Websocket</text:p>
            <text:p>SubscribeMatch</text:p>
          </draw:text-box>
        </draw:frame>
        <draw:line draw:style-name="gr8" draw:text-style-name="P2" draw:layer="layout" svg:x1="12.671cm" svg:y1="4.018cm" svg:x2="12.671cm" svg:y2="10.463cm">
          <text:p/>
        </draw:line>
        <draw:frame draw:style-name="gr9" draw:text-style-name="P3" draw:layer="layout" svg:width="3.317cm" svg:height="1.675cm" svg:x="9.427cm" svg:y="5.81cm">
          <draw:text-box>
            <text:p text:style-name="P3">HTTP</text:p>
            <text:p text:style-name="P3">Add Hand</text:p>
          </draw:text-box>
        </draw:frame>
        <draw:frame draw:style-name="gr10" draw:layer="layout" svg:width="2.369cm" svg:height="0.963cm" svg:x="4.035cm" svg:y="7.99cm">
          <draw:text-box>
            <text:p>Server</text:p>
          </draw:text-box>
        </draw:frame>
        <draw:frame draw:style-name="gr11" draw:layer="layout" svg:width="2.813cm" svg:height="0.963cm" svg:x="3.989cm" svg:y="7.093cm">
          <draw:text-box>
            <text:p>Browser</text:p>
          </draw:text-box>
        </draw:frame>
        <draw:custom-shape draw:style-name="gr13" draw:text-style-name="P2" draw:layer="layout" svg:width="4.191cm" svg:height="2.413cm" svg:x="14.224cm" svg:y="10.414cm">
          <text:p text:style-name="P2">Duplicate Match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Websocket Messages</text:p>
          </draw:text-box>
        </draw:frame>
        <draw:frame presentation:style-name="pr8" draw:layer="layout" svg:width="12.296cm" svg:height="13.859cm" svg:x="1.4cm" svg:y="4.914cm" presentation:class="outline">
          <draw:text-box>
            <text:list text:style-name="L2">
              <text:list-item>
                <text:p>To Server</text:p>
                <text:list>
                  <text:list-item>
                    <text:p>Hand</text:p>
                    <text:list>
                      <text:list-item>
                        <text:p>Table, board, round</text:p>
                      </text:list-item>
                      <text:list-item>
                        <text:p>Contract, result</text:p>
                      </text:list-item>
                      <text:list-item>
                        <text:p>Sent on new or change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59cm" svg:x="14.311cm" svg:y="4.914cm" presentation:class="outline">
          <draw:text-box>
            <text:list text:style-name="L2">
              <text:list-item>
                <text:p>To Browser</text:p>
                <text:list>
                  <text:list-item>
                    <text:p>DuplicateMatch</text:p>
                    <text:list>
                      <text:list-item>
                        <text:p>All hands played so far</text:p>
                      </text:list-item>
                      <text:list-item>
                        <text:p>Sent anytime a change is ma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Duplicate Match</text:p>
          </draw:text-box>
        </draw:frame>
        <draw:custom-shape draw:style-name="gr13" draw:text-style-name="P2" draw:layer="layout" svg:width="5.588cm" svg:height="2.54cm" svg:x="14.732cm" svg:y="5.08cm">
          <text:p text:style-name="P2">Websocket Handl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874cm" svg:height="3.556cm" svg:x="9.144cm" svg:y="14.478cm">
          <text:p text:style-name="P2">Match</text:p>
          <draw:enhanced-geometry svg:viewBox="0 0 21600 21600" draw:glue-points="?f6 0 10800 ?f8 ?f11 10800 ?f9 21600 10800 ?f10 ?f5 10800" draw:text-areas="?f3 ?f3 ?f4 ?f4" draw:type="parallelogram" draw:modifiers="3401.142857142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4" draw:text-style-name="P2" draw:layer="layout" svg:x1="13.716cm" svg:y1="14.478cm" svg:x2="17.526cm" svg:y2="7.62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Duplicate pages</text:p>
          </draw:text-box>
        </draw:frame>
        <draw:frame presentation:style-name="pr9" draw:layer="layout" svg:width="12.296cm" svg:height="13.859cm" svg:x="1.4cm" svg:y="4.914cm" presentation:class="outline">
          <draw:text-box>
            <text:list text:style-name="L2">
              <text:list-item>
                <text:p>Duplicate view</text:p>
              </text:list-item>
              <text:list-item>
                <text:p>Board view</text:p>
              </text:list-item>
              <text:list-item>
                <text:p>Hand view</text:p>
              </text:list-item>
            </text:list>
          </draw:text-box>
        </draw:frame>
        <draw:custom-shape draw:style-name="gr5" draw:text-style-name="P2" draw:layer="layout" svg:width="6.604cm" svg:height="2.54cm" svg:x="20.574cm" svg:y="5.588cm">
          <text:p text:style-name="P2">Duplicate View</text:p>
          <text:p text:style-name="P2">(match, table)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604cm" svg:height="2.54cm" svg:x="13.108cm" svg:y="10.497cm">
          <text:p text:style-name="P2">Board View</text:p>
          <text:p text:style-name="P2">(match, board, table)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604cm" svg:height="2.54cm" svg:x="20.574cm" svg:y="15.494cm">
          <text:p text:style-name="P2">Hand View</text:p>
          <text:p text:style-name="P2">(match, board, table)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21.59cm" svg:y1="8.128cm" svg:x2="19.05cm" svg:y2="10.497cm">
          <text:p/>
        </draw:line>
        <draw:line draw:style-name="gr8" draw:text-style-name="P2" draw:layer="layout" svg:x1="19.712cm" svg:y1="10.922cm" svg:x2="22.606cm" svg:y2="8.128cm">
          <text:p/>
        </draw:line>
        <draw:line draw:style-name="gr8" draw:text-style-name="P2" draw:layer="layout" svg:x1="24.638cm" svg:y1="8.128cm" svg:x2="24.638cm" svg:y2="15.494cm">
          <text:p/>
        </draw:line>
        <draw:line draw:style-name="gr8" draw:text-style-name="P2" draw:layer="layout" svg:x1="25.4cm" svg:y1="15.494cm" svg:x2="25.4cm" svg:y2="8.128cm">
          <text:p/>
        </draw:line>
        <draw:line draw:style-name="gr8" draw:text-style-name="P2" draw:layer="layout" svg:x1="19.05cm" svg:y1="13.037cm" svg:x2="21.336cm" svg:y2="15.494cm">
          <text:p/>
        </draw:line>
        <draw:line draw:style-name="gr8" draw:text-style-name="P2" draw:layer="layout" svg:x1="22.098cm" svg:y1="15.494cm" svg:x2="19.712cm" svg:y2="12.7cm">
          <text:p/>
        </draw:line>
        <draw:frame draw:style-name="gr15" draw:layer="layout" svg:width="4.13cm" svg:height="0.963cm" svg:x="16.952cm" svg:y="8.128cm">
          <draw:text-box>
            <text:p>Board button</text:p>
          </draw:text-box>
        </draw:frame>
        <draw:frame draw:style-name="gr15" draw:layer="layout" svg:width="2.263cm" svg:height="1.675cm" svg:x="22.537cm" svg:y="10.968cm">
          <draw:text-box>
            <text:p>Hand </text:p>
            <text:p>button</text:p>
          </draw:text-box>
        </draw:frame>
        <draw:frame draw:style-name="gr15" draw:layer="layout" svg:width="1.315cm" svg:height="0.963cm" svg:x="21.037cm" svg:y="9.197cm">
          <draw:text-box>
            <text:p>Ok</text:p>
          </draw:text-box>
        </draw:frame>
        <draw:frame draw:style-name="gr15" draw:layer="layout" svg:width="3.783cm" svg:height="2.387cm" svg:x="20.32cm" svg:y="12.954cm">
          <draw:text-box>
            <text:p>Ok</text:p>
            <text:p><text:s text:c="3"/>or </text:p>
            <text:p><text:s text:c="6"/>*Cancel</text:p>
          </draw:text-box>
        </draw:frame>
        <draw:frame draw:style-name="gr15" draw:layer="layout" svg:width="2.716cm" svg:height="0.963cm" svg:x="25.284cm" svg:y="12.753cm">
          <draw:text-box>
            <text:p>*Cancel</text:p>
          </draw:text-box>
        </draw:frame>
        <draw:frame draw:style-name="gr15" draw:layer="layout" svg:width="3.952cm" svg:height="0.963cm" svg:x="16.368cm" svg:y="13.769cm">
          <draw:text-box>
            <text:p>Hand button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6">
        <draw:frame presentation:style-name="pr1" draw:layer="layout" svg:width="25.199cm" svg:height="3.506cm" svg:x="1.4cm" svg:y="0.837cm" presentation:class="title">
          <draw:text-box>
            <text:p>Duplicate View</text:p>
          </draw:text-box>
        </draw:frame>
        <draw:frame presentation:style-name="pr10" draw:layer="layout" svg:width="12.296cm" svg:height="9.923cm" svg:x="1.4cm" svg:y="12.153cm" presentation:class="outline" presentation:user-transformed="true">
          <draw:text-box>
            <text:list text:style-name="L2">
              <text:list-item>
                <text:p>All board numbers are buttons to board view</text:p>
                <text:list>
                  <text:list-item>
                    <text:p>Board button</text:p>
                  </text:list-item>
                </text:list>
              </text:list-item>
              <text:list-item>
                <text:p>Play button gets you to hand view</text:p>
                <text:list>
                  <text:list-item>
                    <text:p>Hand button</text:p>
                  </text:list-item>
                </text:list>
              </text:list-item>
            </text:list>
          </draw:text-box>
        </draw:frame>
        <draw:frame presentation:style-name="pr10" draw:layer="layout" svg:width="12.296cm" svg:height="6.61cm" svg:x="14.301cm" svg:y="12.153cm" presentation:class="outline" presentation:placeholder="true" presentation:user-transformed="true">
          <draw:text-box/>
        </draw:frame>
        <draw:frame draw:style-name="standard" draw:layer="layout" svg:width="25.098cm" svg:height="5.455cm" svg:x="1.747cm" svg:y="6.162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 table:number-rows-spanned="2">
                <text:p text:style-name="P4">Team</text:p>
              </table:table-cell>
              <table:table-cell table:number-rows-spanned="2">
                <text:p text:style-name="P4">Total</text:p>
              </table:table-cell>
              <table:table-cell table:number-columns-spanned="18">
                <text:p text:style-name="P4">Board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number-rows-spanned="2">
                <text:p text:style-name="P4">Total</text:p>
              </table:table-cell>
            </table:table-row>
            <table:table-row table:style-name="ro1" table:default-cell-style-name="ce2">
              <table:covered-table-cell/>
              <table:covered-table-cell/>
              <table:table-cell>
                <text:p text:style-name="P4">1</text:p>
              </table:table-cell>
              <table:table-cell>
                <text:p text:style-name="P4">2</text:p>
              </table:table-cell>
              <table:table-cell>
                <text:p text:style-name="P4">3</text:p>
              </table:table-cell>
              <table:table-cell>
                <text:p text:style-name="P4">4</text:p>
              </table:table-cell>
              <table:table-cell>
                <text:p text:style-name="P4">5</text:p>
              </table:table-cell>
              <table:table-cell>
                <text:p text:style-name="P4">6</text:p>
              </table:table-cell>
              <table:table-cell>
                <text:p text:style-name="P4">7</text:p>
              </table:table-cell>
              <table:table-cell>
                <text:p text:style-name="P4">8</text:p>
              </table:table-cell>
              <table:table-cell>
                <text:p text:style-name="P4">9</text:p>
              </table:table-cell>
              <table:table-cell>
                <text:p text:style-name="P4">10</text:p>
              </table:table-cell>
              <table:table-cell>
                <text:p text:style-name="P4">11</text:p>
              </table:table-cell>
              <table:table-cell>
                <text:p text:style-name="P4">12</text:p>
              </table:table-cell>
              <table:table-cell>
                <text:p text:style-name="P4">13</text:p>
              </table:table-cell>
              <table:table-cell>
                <text:p text:style-name="P4">14</text:p>
              </table:table-cell>
              <table:table-cell>
                <text:p text:style-name="P4">15</text:p>
              </table:table-cell>
              <table:table-cell>
                <text:p text:style-name="P4">16</text:p>
              </table:table-cell>
              <table:table-cell>
                <text:p text:style-name="P4">17</text:p>
              </table:table-cell>
              <table:table-cell>
                <text:p text:style-name="P4">18</text:p>
              </table:table-cell>
              <table:covered-table-cell/>
            </table:table-row>
            <table:table-row table:style-name="ro2" table:default-cell-style-name="ce2">
              <table:table-cell>
                <text:p text:style-name="P4">P1</text:p>
                <text:p text:style-name="P4">P2</text:p>
              </table:table-cell>
              <table:table-cell>
                <text:p text:style-name="P4">12</text:p>
              </table:table-cell>
              <table:table-cell>
                <text:p text:style-name="P4">1</text:p>
              </table:table-cell>
              <table:table-cell>
                <text:p text:style-name="P4">1/2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?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>
                <text:p text:style-name="P4">P3</text:p>
                <text:p text:style-name="P4">P4</text:p>
              </table:table-cell>
              <table:table-cell>
                <text:p text:style-name="P4">10</text:p>
              </table:table-cell>
              <table:table-cell>
                <text:p text:style-name="P4">1</text:p>
              </table:table-cell>
              <table:table-cell>
                <text:p text:style-name="P4">1/2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>
                <text:p text:style-name="P4">P5</text:p>
                <text:p text:style-name="P4">P6</text:p>
              </table:table-cell>
              <table:table-cell>
                <text:p text:style-name="P4">8</text:p>
              </table:table-cell>
              <table:table-cell>
                <text:p text:style-name="P4">0</text:p>
              </table:table-cell>
              <table:table-cell>
                <text:p text:style-name="P4">1/2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?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>
                <text:p text:style-name="P4">P7</text:p>
                <text:p text:style-name="P4">P8</text:p>
              </table:table-cell>
              <table:table-cell>
                <text:p text:style-name="P4">6</text:p>
              </table:table-cell>
              <table:table-cell>
                <text:p text:style-name="P4">0</text:p>
              </table:table-cell>
              <table:table-cell>
                <text:p text:style-name="P4">1/2</text:p>
              </table:table-cell>
              <table:table-cell>
                <text:p text:style-name="P4">1</text:p>
              </table:table-cell>
              <table:table-cell>
                <text:p text:style-name="P4">1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6" draw:text-style-name="P4" draw:layer="layout" svg:width="0.762cm" svg:height="0.762cm" svg:x="9.3cm" svg:y="8.686cm">
          <text:p text:style-name="P4"><text:span text:style-name="T1">Play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762cm" svg:height="0.762cm" svg:x="9.346cm" svg:y="10.726cm">
          <text:p text:style-name="P4"><text:span text:style-name="T1">Play</text:span></text:p>
          <draw:enhanced-geometry svg:viewBox="0 0 21600 21600" draw:type="rectangle" draw:enhanced-path="M 0 0 L 21600 0 21600 21600 0 21600 0 0 Z N"/>
        </draw:custom-shape>
        <draw:frame draw:style-name="gr15" draw:layer="layout" svg:width="2.547cm" svg:height="0.963cm" svg:x="1.78cm" svg:y="5.084cm">
          <draw:text-box>
            <text:p>Table 1</text:p>
          </draw:text-box>
        </draw:frame>
        <draw:custom-shape draw:style-name="gr16" draw:text-style-name="P4" draw:layer="layout" svg:width="0.762cm" svg:height="0.762cm" svg:x="10.5cm" svg:y="8.686cm">
          <text:p text:style-name="P4"><text:span text:style-name="T1">Play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762cm" svg:height="0.762cm" svg:x="10.546cm" svg:y="10.726cm">
          <text:p text:style-name="P4"><text:span text:style-name="T1">Pla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6">
        <draw:frame draw:style-name="standard" draw:layer="layout" svg:width="14.516cm" svg:height="5.903cm" svg:x="6.35cm" svg:y="4.88cm">
          <table:table table:template-name="default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6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3" table:default-cell-style-name="ce2">
              <table:table-cell table:number-rows-spanned="2">
                <text:p text:style-name="P4">NS Pair</text:p>
              </table:table-cell>
              <table:table-cell table:number-rows-spanned="2">
                <text:p text:style-name="P4">Table</text:p>
              </table:table-cell>
              <table:table-cell table:number-rows-spanned="2">
                <text:p text:style-name="P4">con-tract</text:p>
              </table:table-cell>
              <table:table-cell table:number-rows-spanned="2">
                <text:p text:style-name="P4">by</text:p>
              </table:table-cell>
              <table:table-cell table:number-rows-spanned="2">
                <text:p text:style-name="P4">Made</text:p>
              </table:table-cell>
              <table:table-cell table:number-rows-spanned="2">
                <text:p text:style-name="P4">Down</text:p>
              </table:table-cell>
              <table:table-cell table:number-columns-spanned="2">
                <text:p text:style-name="P4">Score</text:p>
              </table:table-cell>
              <table:covered-table-cell/>
              <table:table-cell table:number-rows-spanned="2">
                <text:p text:style-name="P4">EW pair</text:p>
              </table:table-cell>
              <table:table-cell table:number-rows-spanned="2">
                <text:p text:style-name="P4">Match Points</text:p>
              </table:table-cell>
            </table:table-row>
            <table:table-row table:style-name="ro4" table:default-cell-style-name="ce2"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>
                <text:p text:style-name="P4">NS</text:p>
              </table:table-cell>
              <table:table-cell>
                <text:p text:style-name="P4">EW</text:p>
              </table:table-cell>
              <table:covered-table-cell/>
              <table:covered-table-cell/>
            </table:table-row>
            <table:table-row table:style-name="ro3" table:default-cell-style-name="ce2">
              <table:table-cell>
                <text:p text:style-name="P4">1</text:p>
              </table:table-cell>
              <table:table-cell>
                <text:p text:style-name="P4">1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4">xxx</text:p>
              </table:table-cell>
              <table:table-cell>
                <text:p text:style-name="P4">2</text:p>
              </table:table-cell>
              <table:table-cell/>
            </table:table-row>
            <table:table-row table:style-name="ro3" table:default-cell-style-name="ce2">
              <table:table-cell>
                <text:p text:style-name="P4">2</text:p>
              </table:table-cell>
              <table:table-cell>
                <text:p text:style-name="P4">1</text:p>
              </table:table-cell>
              <table:table-cell>
                <text:p text:style-name="P4">xxx</text:p>
              </table:table-cell>
              <table:table-cell>
                <text:p text:style-name="P4">xx</text:p>
              </table:table-cell>
              <table:table-cell>
                <text:p text:style-name="P4">xxx</text:p>
              </table:table-cell>
              <table:table-cell>
                <text:p text:style-name="P4">xxx</text:p>
              </table:table-cell>
              <table:table-cell>
                <text:p text:style-name="P4">xxx</text:p>
              </table:table-cell>
              <table:table-cell/>
              <table:table-cell>
                <text:p text:style-name="P4">xxx</text:p>
              </table:table-cell>
              <table:table-cell/>
            </table:table-row>
            <table:table-row table:style-name="ro3" table:default-cell-style-name="ce2"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xxx</text:p>
              </table:table-cell>
              <table:table-cell>
                <text:p text:style-name="P4">xx</text:p>
              </table:table-cell>
              <table:table-cell>
                <text:p text:style-name="P4">xxx</text:p>
              </table:table-cell>
              <table:table-cell>
                <text:p text:style-name="P4">xxx</text:p>
              </table:table-cell>
              <table:table-cell>
                <text:p text:style-name="P4">xxx</text:p>
              </table:table-cell>
              <table:table-cell>
                <text:p text:style-name="P4">?</text:p>
              </table:table-cell>
              <table:table-cell>
                <text:p text:style-name="P4">xxx</text:p>
              </table:table-cell>
              <table:table-cell/>
            </table:table-row>
            <table:table-row table:style-name="ro3" table:default-cell-style-name="ce2">
              <table:table-cell>
                <text:p text:style-name="P4">4</text:p>
              </table:table-cell>
              <table:table-cell>
                <text:p text:style-name="P4">2</text:p>
              </table:table-cell>
              <table:table-cell>
                <text:p text:style-name="P4">?</text:p>
              </table:table-cell>
              <table:table-cell>
                <text:p text:style-name="P4">?</text:p>
              </table:table-cell>
              <table:table-cell>
                <text:p text:style-name="P4">?</text:p>
              </table:table-cell>
              <table:table-cell>
                <text:p text:style-name="P4">?</text:p>
              </table:table-cell>
              <table:table-cell>
                <text:p text:style-name="P4">?</text:p>
              </table:table-cell>
              <table:table-cell>
                <text:p text:style-name="P4">xxx</text:p>
              </table:table-cell>
              <table:table-cell>
                <text:p text:style-name="P4">3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Board View</text:p>
          </draw:text-box>
        </draw:frame>
        <draw:frame presentation:style-name="pr10" draw:layer="layout" svg:width="12.296cm" svg:height="9.362cm" svg:x="1.42cm" svg:y="11.466cm" presentation:class="outline" presentation:user-transformed="true">
          <draw:text-box>
            <text:list text:style-name="L2">
              <text:list-item>
                <text:p>X's indicate grayed out cell</text:p>
              </text:list-item>
              <text:list-item>
                <text:p>?'s indicate it was played but can't be seen because this table hasn't scored yet</text:p>
              </text:list-item>
            </text:list>
          </draw:text-box>
        </draw:frame>
        <draw:frame draw:style-name="gr15" draw:layer="layout" svg:width="2.72cm" svg:height="0.963cm" svg:x="7.62cm" svg:y="3.863cm">
          <draw:text-box>
            <text:p>Board 4</text:p>
          </draw:text-box>
        </draw:frame>
        <draw:frame draw:style-name="gr17" draw:layer="layout" svg:width="2.593cm" svg:height="0.963cm" svg:x="17.219cm" svg:y="3.863cm">
          <draw:text-box>
            <text:p>EW Vul</text:p>
          </draw:text-box>
        </draw:frame>
        <draw:frame draw:style-name="gr18" draw:layer="layout" svg:width="0.502cm" svg:height="0.963cm" svg:x="-0.762cm" svg:y="9.652cm">
          <draw:text-box>
            <text:p/>
          </draw:text-box>
        </draw:frame>
        <draw:frame presentation:style-name="pr11" draw:layer="layout" svg:width="12.296cm" svg:height="7.061cm" svg:x="14.301cm" svg:y="12.153cm" presentation:class="outline" presentation:user-transformed="true">
          <draw:text-box>
            <text:list text:style-name="L2">
              <text:list-item>
                <text:p>NS Pair are buttons to get you to hand view</text:p>
                <text:list>
                  <text:list-item>
                    <text:p>Hand buttons</text:p>
                  </text:list-item>
                </text:list>
              </text:list-item>
              <text:list-item>
                <text:p>OK – Duplicate view</text:p>
              </text:list-item>
            </text:list>
          </draw:text-box>
        </draw:frame>
        <draw:frame draw:style-name="gr15" draw:layer="layout" svg:width="4.193cm" svg:height="0.963cm" svg:x="11.659cm" svg:y="3.79cm">
          <draw:text-box>
            <text:p>From Table 1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Hand View</text:p>
          </draw:text-box>
        </draw:frame>
        <draw:frame presentation:style-name="pr8" draw:layer="layout" svg:width="12.296cm" svg:height="13.859cm" svg:x="1.4cm" svg:y="4.914cm" presentation:class="outline">
          <draw:text-box>
            <text:list text:style-name="L2">
              <text:list-item>
                <text:p>No change from current hand view</text:p>
              </text:list-item>
              <text:list-item>
                <text:p>OK – Board view</text:p>
              </text:list-item>
              <text:list-item>
                <text:p>Cancel – back to what you were looking at before</text:p>
              </text:list-item>
              <text:list-item>
                <text:p/>
              </text:list-item>
            </text:list>
          </draw:text-box>
        </draw:frame>
        <draw:frame presentation:style-name="pr8" draw:layer="layout" svg:width="12.296cm" svg:height="13.859cm" svg:x="14.311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olfgang Segmuller</meta:initial-creator>
    <meta:creation-date>2015-12-24T21:31:25.93</meta:creation-date>
    <meta:editing-duration>PT3H41M18S</meta:editing-duration>
    <meta:editing-cycles>13</meta:editing-cycles>
    <dc:date>2015-12-26T20:32:11.51</dc:date>
    <dc:creator>Wolfgang Segmuller</dc:creator>
    <meta:generator>OpenOffice/4.1.2$Win32 OpenOffice.org_project/412m3$Build-9782</meta:generator>
    <meta:document-statistic meta:object-count="126"/>
  </office:meta>
</office:document-meta>
</file>